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A00000253D1D24142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200001A00000645200000C6733B4ED4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3.86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94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family="'Courier 10 Pitch'" style:font-pitch="fixed" fo:font-size="22pt" style:font-size-asian="22pt" style:font-size-complex="22pt"/>
    </style:style>
    <style:style style:name="P4" style:family="paragraph">
      <style:text-properties fo:font-family="'Courier 10 Pitch'" style:font-pitch="fixed" fo:font-size="24pt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T4" style:family="text">
      <style:text-properties fo:font-family="'Courier 10 Pitch'" style:font-pitch="fixed" fo:font-size="24pt" style:font-size-asian="24pt" style:font-size-complex="24pt"/>
    </style:style>
    <style:style style:name="T5" style:family="text">
      <style:text-properties fo:font-family="'Courier 10 Pitch'" style:font-pitch="fixed" fo:font-size="22pt" style:font-size-asian="22pt" style:font-size-complex="22pt"/>
    </style:style>
    <style:style style:name="T6" style:family="text">
      <style:text-properties fo:font-family="'Courier 10 Pitch'" style:font-pitch="fixed" fo:font-size="14pt" style:font-size-asian="14pt" style:font-size-complex="14pt"/>
    </style:style>
    <style:style style:name="T7" style:family="text">
      <style:text-properties fo:font-family="'Courier 10 Pitch'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Scala:<text:line-break/>Not so simply functional</text:p>
          </draw:text-box>
        </draw:frame>
        <draw:frame presentation:style-name="pr2" draw:text-style-name="P1" draw:layer="layout" svg:width="24.599cm" svg:height="13.861cm" svg:x="2cm" svg:y="5.5cm">
          <draw:text-box>
            <text:list text:style-name="L1">
              <text:list-header>
                <text:p text:style-name="P1">By David Pollak</text:p>
                <text:p text:style-name="P1">JVM Language Summit 2010<text:line-break/>http://github.com/dpp/jvm_summit_2010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bout DPP</text:p>
          </draw:text-box>
        </draw:frame>
        <draw:frame presentation:style-name="pr5" draw:layer="layout" svg:width="24.599cm" svg:height="11.945cm" svg:x="2cm" svg:y="5.5cm" presentation:class="outline">
          <draw:text-box>
            <text:list text:style-name="L2">
              <text:list-item>
                <text:p>Scala since 2006</text:p>
              </text:list-item>
              <text:list-item>
                <text:p>Author <text:span text:style-name="T1">Beginning Scala</text:span></text:p>
              </text:list-item>
              <text:list-item>
                <text:p><text:span text:style-name="T2">BDFL Lift Web Framework</text:span></text:p>
              </text:list-item>
              <text:list-item>
                <text:p><text:span text:style-name="T2">Scala user, but not the compiler author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hat is Scala?</text:p>
          </draw:text-box>
        </draw:frame>
        <draw:frame presentation:style-name="pr5" draw:layer="layout" svg:width="24.599cm" svg:height="11.945cm" svg:x="2cm" svg:y="5.5cm" presentation:class="outline">
          <draw:text-box>
            <text:list text:style-name="L2">
              <text:list-item>
                <text:p>A pile of short-cuts for common patterns</text:p>
              </text:list-item>
              <text:list-item>
                <text:p>An object oriented language that’s byte-code and class compatible with Java and has a very powerful type system</text:p>
              </text:list-item>
              <text:list-item>
                <text:p>A functional language </text:p>
              </text:list-item>
              <text:list-item>
                <text:p>A fast, concise general purpose langu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cala History</text:p>
          </draw:text-box>
        </draw:frame>
        <draw:frame presentation:style-name="pr5" draw:layer="layout" svg:width="24.599cm" svg:height="11.945cm" svg:x="2cm" svg:y="5.5cm" presentation:class="outline">
          <draw:text-box>
            <text:list text:style-name="L2">
              <text:list-item>
                <text:p>Wirth PhD’s Odersky</text:p>
              </text:list-item>
              <text:list-item>
                <text:p>Odersky &amp; Wadler do Pizza, GJ, &amp; Generics</text:p>
              </text:list-item>
              <text:list-item>
                <text:p>Odersky does Scala 2003</text:p>
              </text:list-item>
              <text:list-item>
                <text:p>Scala 2.0 2006</text:p>
              </text:list-item>
              <text:list-item>
                <text:p>Lift 2007</text:p>
              </text:list-item>
              <text:list-item>
                <text:p>“It’s hotter baby” 2010 (books, talks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Now a word from our sponsor</text:p>
          </draw:text-box>
        </draw:frame>
        <draw:frame presentation:style-name="pr5" draw:layer="layout" svg:width="24.599cm" svg:height="11.945cm" svg:x="2cm" svg:y="5.5cm" presentation:class="outline">
          <draw:text-box>
            <text:list text:style-name="L2">
              <text:list-item>
                <text:p>Scala Lift Off conference</text:p>
              </text:list-item>
              <text:list-item>
                <text:p>http://scalaliftoff.com</text:p>
              </text:list-item>
              <text:list-item>
                <text:p>San Francisco September 24<text:span text:style-name="T3">th</text:span> (after J1)</text:p>
              </text:list-item>
              <text:list-item>
                <text:p>London October 7-8<text:span text:style-name="T3">th</text:span> </text:p>
              </text:list-item>
              <text:list-item>
                <text:p>New York City October 25<text:span text:style-name="T3">th</text:span> </text:p>
              </text:list-item>
              <text:list-item>
                <text:p>http://scalaliftoff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cala got Functions</text:p>
          </draw:text-box>
        </draw:frame>
        <draw:frame presentation:style-name="pr5" draw:layer="layout" svg:width="24.599cm" svg:height="11.945cm" svg:x="2cm" svg:y="5.5cm" presentation:class="outline" presentation:user-transformed="true">
          <draw:text-box>
            <text:list text:style-name="L2">
              <text:list-item>
                <text:p>First class/Higer Order functions</text:p>
              </text:list-item>
              <text:list-item>
                <text:p>Syntactically simple:<text:line-break/><text:span text:style-name="T4">def f(i: Int) = i.toString ; List(1,2,3).map(f)</text:span><text:span text:style-name="T4"><text:line-break/></text:span><text:span text:style-name="T4">List(1, 2, 3).map(a =&gt; a.toString)</text:span><text:span text:style-name="T4"><text:line-break/></text:span><text:span text:style-name="T4">List(1, 2, 3).map(_.toString)</text:span></text:p>
              </text:list-item>
              <text:list-item>
                <text:p>Close over scope</text:p>
              </text:list-item>
              <text:list-item>
                <text:p>Works with all typ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n anonymous function</text:p>
          </draw:text-box>
        </draw:frame>
        <draw:frame presentation:style-name="pr5" draw:layer="layout" svg:width="24.599cm" svg:height="11.945cm" svg:x="2cm" svg:y="5.5cm" presentation:class="outline" presentation:user-transformed="true">
          <draw:text-box>
            <text:list text:style-name="L2">
              <text:list-item>
                <text:p><text:span text:style-name="T5">def bar(in: Seq[Int]): Int = in.foldLeft(0)(_ + _)</text:span></text:p>
              </text:list-item>
              <text:list-item>
                <text:p>Yields:</text:p>
              </text:list-item>
              <text:list-item>
                <text:p><text:span text:style-name="T6">final class Anonymous$$anonfun|$1 extends AbstractFunction2$mcIII$sp {</text:span><text:span text:style-name="T6"><text:line-break/></text:span><text:span text:style-name="T6"> <text:s text:c="3"/>final def apply(x$1: Int, x$2: Int): Int = Anonymous$$anonfun|$1.this.apply$mcIII$sp(x$1, x$2);</text:span><text:span text:style-name="T6"><text:line-break/></text:span><text:span text:style-name="T6"> <text:s text:c="3"/>&lt;specialized&gt; def apply$mcIII$sp(v1: Int, v2: Int): Int = v1.+(v2);</text:span><text:span text:style-name="T6"><text:line-break/></text:span><text:span text:style-name="T6"> <text:s text:c="3"/>final &lt;bridge&gt; def apply(v1: Object, v2: Object): Object = scala.Int.box(Anonymous$$anonfun|$1.this.apply(scala.Int.unbox(v1), scala.Int.unbox(v2)));</text:span><text:span text:style-name="T6"><text:line-break/></text:span><text:span text:style-name="T6"> <text:s text:c="3"/>def this($outer: Anonymous): Anonymous$$anonfun|$1 = {</text:span><text:span text:style-name="T6"><text:line-break/></text:span><text:span text:style-name="T6"> <text:s text:c="5"/>Anonymous$$anonfun|$1.super.this();</text:span><text:span text:style-name="T6"><text:line-break/></text:span><text:span text:style-name="T6"> <text:s text:c="5"/>()</text:span><text:span text:style-name="T6"><text:line-break/></text:span><text:span text:style-name="T6"> <text:s text:c="3"/>}</text:span><text:span text:style-name="T6"><text:line-break/></text:span><text:span text:style-name="T6"> <text:s/>}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ferencing a local method</text:p>
          </draw:text-box>
        </draw:frame>
        <draw:frame presentation:style-name="pr5" draw:layer="layout" svg:width="24.599cm" svg:height="11.945cm" svg:x="2cm" svg:y="5.5cm" presentation:class="outline" presentation:user-transformed="true">
          <draw:text-box>
            <text:list text:style-name="L2">
              <text:list-item>
                <text:p><text:span text:style-name="T5">def add(a: Int, b: Int) = a + b</text:span><text:span text:style-name="T5"><text:line-break/></text:span><text:span text:style-name="T5">def bar(in: Seq[Int]): Int = in.foldLeft(0)(add)</text:span></text:p>
              </text:list-item>
              <text:list-item>
                <text:p><text:span text:style-name="T6"><text:s text:c="2"/></text:span><text:span text:style-name="T6">def apply$mcIII$sp(v1: Int, v2: Int): Int = this.$outer.add(v1, v2);</text:span><text:span text:style-name="T6"><text:line-break/></text:span><text:span text:style-name="T6"><text:line-break/></text:span><text:span text:style-name="T6"> <text:s text:c="3"/>&lt;synthetic&gt; &lt;paramaccessor&gt; private[this] val $outer: FuncRef = _;</text:span><text:span text:style-name="T6"><text:line-break/></text:span><text:span text:style-name="T6"><text:line-break/></text:span><text:span text:style-name="T6"> <text:s text:c="3"/>def this($outer: FuncRef): FuncRef$$anonfun|$1 = {</text:span><text:span text:style-name="T6"><text:line-break/></text:span><text:span text:style-name="T6"> <text:s text:c="5"/>if ($outer.eq(null))</text:span><text:span text:style-name="T6"><text:line-break/></text:span><text:span text:style-name="T6"> <text:s text:c="7"/>throw new java.lang.NullPointerException()</text:span><text:span text:style-name="T6"><text:line-break/></text:span><text:span text:style-name="T6"> <text:s text:c="5"/>else</text:span><text:span text:style-name="T6"><text:line-break/></text:span><text:span text:style-name="T6"> <text:s text:c="7"/>FuncRef$$anonfun|$1.this.$outer = $outer;</text:span><text:span text:style-name="T6"><text:line-break/></text:span><text:span text:style-name="T6"> <text:s text:c="5"/>FuncRef$$anonfun|$1.super.this();</text:span><text:span text:style-name="T6"><text:line-break/></text:span><text:span text:style-name="T6"> <text:s text:c="5"/>()</text:span><text:span text:style-name="T6"><text:line-break/></text:span><text:span text:style-name="T6"> <text:s text:c="3"/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ocal val</text:p>
          </draw:text-box>
        </draw:frame>
        <draw:frame presentation:style-name="pr5" draw:text-style-name="P3" draw:layer="layout" svg:width="24.599cm" svg:height="11.945cm" svg:x="2cm" svg:y="5.5cm" presentation:class="outline" presentation:user-transformed="true">
          <draw:text-box>
            <text:list text:style-name="L2">
              <text:list-item>
                <text:p text:style-name="P3"><text:span text:style-name="T5">{val x = System.currentTimeMillis.toInt</text:span><text:span text:style-name="T5"><text:line-break/></text:span><text:span text:style-name="T5">in.foldLeft(0)(_ + _ + x)}</text:span></text:p>
              </text:list-item>
              <text:list-item>
                <text:p text:style-name="P3"><text:span text:style-name="T7">&lt;specialized&gt; def apply$mcIII$sp(v1: Int, v2: Int): Int = v1.+(v2).+(LocalVal$$anonfun$baz$1.this.x$3);</text:span><text:span text:style-name="T7"><text:line-break/></text:span><text:span text:style-name="T7">&lt;synthetic&gt; &lt;paramaccessor&gt; private[this] val x$3: Int = _;</text:span><text:span text:style-name="T7"><text:line-break/></text:span><text:span text:style-name="T7">def this($outer: LocalVal, x$3: Int): LocalVal$$anonfun$baz$1 = {</text:span><text:span text:style-name="T7"><text:line-break/></text:span><text:span text:style-name="T7"> <text:s text:c="5"/>LocalVal$$anonfun$baz$1.this.x$3 = x$3;</text:span><text:span text:style-name="T7"><text:line-break/></text:span><text:span text:style-name="T7"> <text:s text:c="5"/>LocalVal$$anonfun$baz$1.super.this();</text:span><text:span text:style-name="T7"><text:line-break/></text:span><text:span text:style-name="T7"> <text:s text:c="3"/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ocal var</text:p>
          </draw:text-box>
        </draw:frame>
        <draw:frame presentation:style-name="pr5" draw:text-style-name="P4" draw:layer="layout" svg:width="24.599cm" svg:height="11.945cm" svg:x="2cm" svg:y="5.5cm" presentation:class="outline" presentation:user-transformed="true">
          <draw:text-box>
            <text:list text:style-name="L2">
              <text:list-item>
                <text:p text:style-name="P4"><text:span text:style-name="T4">{var x = System.currentTimeMillis.toInt</text:span><text:span text:style-name="T4"><text:line-break/></text:span><text:span text:style-name="T4">in.foldLeft(0)(_ + _ + x)}</text:span></text:p>
              </text:list-item>
              <text:list-item>
                <text:p text:style-name="P4"><text:span text:style-name="T7">var x$3: scala.runtime.IntRef = new scala.runtime.IntRef(System.currentTimeMillis().toInt());</text:span></text:p>
              </text:list-item>
              <text:list-item>
                <text:p text:style-name="P4"><text:span text:style-name="T7">def apply$mcIII$sp(v1: Int, v2: Int): Int = v1.+(v2).+(LocalVar$$anonfun$baz$1.this.x$3.elem);</text:span><text:span text:style-name="T7"><text:line-break/></text:span><text:span text:style-name="T7">private[this] val x$3: scala.runtime.IntRef = _;</text:span><text:span text:style-name="T7"><text:line-break/></text:span><text:span text:style-name="T7">def this($outer: LocalVar, x$3: IntRef): LocalVar$$anonfun$baz$1 = {</text:span><text:span text:style-name="T7"><text:line-break/></text:span><text:span text:style-name="T7"> <text:s text:c="5"/>LocalVar$$anonfun$baz$1.this.x$3 = x$3;</text:span><text:span text:style-name="T7"><text:line-break/></text:span><text:span text:style-name="T7"> <text:s text:c="5"/>LocalVar$$anonfun$baz$1.super.this();</text:span><text:span text:style-name="T7"><text:line-break/></text:span><text:span text:style-name="T7"> <text:s text:c="5"/>()</text:span><text:span text:style-name="T7"><text:line-break/></text:span><text:span text:style-name="T7"> <text:s text:c="3"/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azy</text:p>
          </draw:text-box>
        </draw:frame>
        <draw:frame presentation:style-name="pr5" draw:text-style-name="P4" draw:layer="layout" svg:width="24.599cm" svg:height="11.945cm" svg:x="2cm" svg:y="5.5cm" presentation:class="outline" presentation:user-transformed="true">
          <draw:text-box>
            <text:list text:style-name="L2">
              <text:list-item>
                <text:p text:style-name="P4"><text:span text:style-name="T4">lazy val x = System.currentTimeMillis.toInt</text:span><text:span text:style-name="T4"><text:line-break/></text:span><text:span text:style-name="T4">def baz(in: Seq[Int]): Int = x</text:span></text:p>
              </text:list-item>
              <text:list-item>
                <text:p text:style-name="P4"><text:span text:style-name="T7">@volatile protected var bitmap$0: Int = 0;</text:span><text:span text:style-name="T7"><text:line-break/></text:span><text:span text:style-name="T7">lazy private[this] var x: Int = _;</text:span><text:span text:style-name="T7"><text:line-break/></text:span><text:span text:style-name="T7">def x(): Int = {</text:span><text:span text:style-name="T7"><text:line-break/></text:span><text:span text:style-name="T7"> <text:s/>if (LocalLazy.this.bitmap$0.&amp;(1).==(0))</text:span><text:span text:style-name="T7"><text:line-break/></text:span><text:span text:style-name="T7"> <text:s/>{</text:span><text:span text:style-name="T7"><text:line-break/></text:span><text:span text:style-name="T7"> <text:s text:c="4"/>LocalLazy.this.synchronized({</text:span><text:span text:style-name="T7"><text:line-break/></text:span><text:span text:style-name="T7"> <text:s text:c="6"/>if (LocalLazy.this.bitmap$0.&amp;(1).==(0))</text:span><text:span text:style-name="T7"><text:line-break/></text:span><text:span text:style-name="T7"> <text:s text:c="8"/>{</text:span><text:span text:style-name="T7"><text:line-break/></text:span><text:span text:style-name="T7"> <text:s text:c="11"/>this.x = System.currentTimeMillis().toInt();</text:span><text:span text:style-name="T7"><text:line-break/></text:span><text:span text:style-name="T7"> <text:s text:c="11"/>bitmap$0 = bitmap$0.|(1);</text:span><text:span text:style-name="T7"><text:line-break/></text:span><text:span text:style-name="T7"> <text:s text:c="11"/>()};</text:span><text:span text:style-name="T7"><text:line-break/></text:span><text:span text:style-name="T7"> <text:s text:c="8"/>scala.runtime.BoxedUnit.UNIT});</text:span><text:span text:style-name="T7"><text:line-break/></text:span><text:span text:style-name="T7"> <text:s text:c="5"/>()};</text:span><text:span text:style-name="T7"><text:line-break/></text:span><text:span text:style-name="T7"> LocalLazy.this.x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ocal lazy val</text:p>
          </draw:text-box>
        </draw:frame>
        <draw:frame presentation:style-name="pr5" draw:layer="layout" svg:width="24.599cm" svg:height="11.945cm" svg:x="2cm" svg:y="5.5cm" presentation:class="outline" presentation:user-transformed="true">
          <draw:text-box>
            <text:list text:style-name="L2">
              <text:list-item>
                <text:p><text:span text:style-name="T4">{lazy val x = System.currentTimeMillis.toInt</text:span><text:span text:style-name="T4"><text:line-break/></text:span><text:span text:style-name="T4"> in.foldLeft(0)(_ + _ + x)}</text:span></text:p>
              </text:list-item>
              <text:list-item>
                <text:p><text:span text:style-name="T7">def apply$mcIII$sp(v1: Int, v2: Int): Int = v1.+(v2).+(LocalLazy$$anonfun$baz$1.this.$outer.x$3(LocalLazy$$anonfun$baz$1.this.x$lzy$1, LocalLazy$$anonfun$baz$1.this.bitmap$0$1));</text:span><text:span text:style-name="T7"><text:line-break/></text:span><text:span text:style-name="T7"><text:line-break/></text:span><text:span text:style-name="T7">private[this] val $outer: LocalLazy = _;</text:span><text:span text:style-name="T7"><text:line-break/></text:span><text:span text:style-name="T7">private[this] val x$lzy$1: scala.runtime.IntRef = _;</text:span><text:span text:style-name="T7"><text:line-break/></text:span><text:span text:style-name="T7">private[this] val bitmap$0$1: scala.runtime.VolatileIntRef = _;</text:span><text:span text:style-name="T7"><text:line-break/></text:span><text:span text:style-name="T7"><text:line-break/></text:span><text:span text:style-name="T7">def this($outer: LocalLazy, x$lzy$1: scala.runtime.IntRef, bitmap$0$1: scala.runtime.VolatileIntRef): LocalLazy$$anonfun$baz$1 =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ome cool Scala</text:p>
          </draw:text-box>
        </draw:frame>
        <draw:frame presentation:style-name="pr5" draw:text-style-name="P3" draw:layer="layout" svg:width="24.599cm" svg:height="11.945cm" svg:x="2cm" svg:y="5.5cm" presentation:class="outline" presentation:user-transformed="true">
          <draw:text-box>
            <text:list text:style-name="L2">
              <text:list-item>
                <text:p text:style-name="P3"><text:span text:style-name="T5">def songsInPlaylistOrder =</text:span><text:span text:style-name="T5"><text:line-break/></text:span><text:span text:style-name="T5"> <text:s/>from(playlistElements, songs)((ple, s) =&gt;</text:span><text:span text:style-name="T5"><text:line-break/></text:span><text:span text:style-name="T5"> <text:s text:c="3"/>where(ple.playlistId === id and </text:span><text:span text:style-name="T5"><text:line-break/></text:span><text:span text:style-name="T5"> <text:s text:c="9"/>ple.songId === s.id)</text:span><text:span text:style-name="T5"><text:line-break/></text:span><text:span text:style-name="T5"> <text:s text:c="3"/>select(s)</text:span><text:span text:style-name="T5"><text:line-break/></text:span><text:span text:style-name="T5"> <text:s text:c="3"/>orderBy(ple.songNumber asc))</text:span></text:p>
              </text:list-item>
              <text:list-item>
                <text:p text:style-name="P3"><text:span text:style-name="T5">val nextSongNumber: Int =</text:span><text:span text:style-name="T5"><text:line-break/></text:span><text:span text:style-name="T5"> <text:s text:c="5"/>from(playlistElements)(ple =&gt;</text:span><text:span text:style-name="T5"><text:line-break/></text:span><text:span text:style-name="T5"> <text:s text:c="7"/>where(ple.playlistId === id)</text:span><text:span text:style-name="T5"><text:line-break/></text:span><text:span text:style-name="T5"> <text:s text:c="7"/>compute(nvl(max(ple.songNumber), 0)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Questions?</text:p>
          </draw:text-box>
        </draw:frame>
        <draw:frame presentation:style-name="pr5" draw:layer="layout" svg:width="24.599cm" svg:height="11.945cm" svg:x="2cm" svg:y="5.5cm" presentation:class="outline">
          <draw:text-box>
            <text:list text:style-name="L2">
              <text:list-item>
                <text:p>Thank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95cm" svg:x="2cm" svg:y="5.5cm" presentation:class="outline" presentation:placeholder="true">
        <draw:text-box/>
      </draw:frame>
      <draw:frame presentation:style-name="Mpr6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15.875cm" svg:height="1.962cm" svg:x="15.876cm" svg:y="17.78cm">
        <draw:image xlink:href="Pictures/200001A00000645200000C6733B4ED4F.svm" xlink:type="simple" xlink:show="embed" xlink:actuate="onLoad">
          <text:p/>
        </draw:image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0-07-28T09:33:10</meta:creation-date>
    <dc:language>fi-FI</dc:language>
    <meta:editing-cycles>11</meta:editing-cycles>
    <meta:editing-duration>PT01H41M44S</meta:editing-duration>
    <meta:initial-creator>David Pollak</meta:initial-creator>
    <dc:date>2010-07-28T11:14:49</dc:date>
    <dc:creator>David Pollak</dc:creator>
    <meta:document-statistic meta:object-count="92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Glossy.otp"/>
  </office:meta>
</office:document-meta>
</file>